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16e" officeooo:paragraph-rsid="0006816e"/>
    </style:style>
    <style:style style:name="P2" style:family="paragraph" style:parent-style-name="Standard">
      <style:text-properties officeooo:paragraph-rsid="0006816e"/>
    </style:style>
    <style:style style:name="P3" style:family="paragraph" style:parent-style-name="Standard">
      <style:text-properties officeooo:rsid="00085ba9" officeooo:paragraph-rsid="00085ba9"/>
    </style:style>
    <style:style style:name="P4" style:family="paragraph" style:parent-style-name="Standard">
      <style:text-properties officeooo:rsid="00085ba9" officeooo:paragraph-rsid="000ad6b6"/>
    </style:style>
    <style:style style:name="P5" style:family="paragraph" style:parent-style-name="Standard">
      <style:text-properties officeooo:rsid="00085ba9" officeooo:paragraph-rsid="000c6869"/>
    </style:style>
    <style:style style:name="P6" style:family="paragraph" style:parent-style-name="Standard">
      <style:text-properties officeooo:paragraph-rsid="00085ba9"/>
    </style:style>
    <style:style style:name="P7" style:family="paragraph" style:parent-style-name="Standard">
      <style:text-properties officeooo:rsid="0009743d" officeooo:paragraph-rsid="0009743d"/>
    </style:style>
    <style:style style:name="P8" style:family="paragraph" style:parent-style-name="Standard">
      <style:text-properties officeooo:rsid="0009743d" officeooo:paragraph-rsid="000ad6b6"/>
    </style:style>
    <style:style style:name="P9" style:family="paragraph" style:parent-style-name="Standard">
      <style:text-properties officeooo:rsid="0009743d" officeooo:paragraph-rsid="000c6869"/>
    </style:style>
    <style:style style:name="P10" style:family="paragraph" style:parent-style-name="Standard">
      <style:text-properties officeooo:rsid="000ad6b6" officeooo:paragraph-rsid="000ad6b6"/>
    </style:style>
    <style:style style:name="P11" style:family="paragraph" style:parent-style-name="Standard">
      <style:text-properties officeooo:rsid="000ffb3e" officeooo:paragraph-rsid="000ffb3e"/>
    </style:style>
    <style:style style:name="P12" style:family="paragraph" style:parent-style-name="Standard">
      <style:text-properties officeooo:rsid="0010ebcf" officeooo:paragraph-rsid="0010ebcf"/>
    </style:style>
    <style:style style:name="P13" style:family="paragraph" style:parent-style-name="Standard">
      <style:text-properties officeooo:paragraph-rsid="0010ebcf"/>
    </style:style>
    <style:style style:name="T1" style:family="text">
      <style:text-properties officeooo:rsid="0006816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85ba9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85ba9"/>
    </style:style>
    <style:style style:name="T6" style:family="text">
      <style:text-properties officeooo:rsid="000ad6b6"/>
    </style:style>
    <style:style style:name="T7" style:family="text">
      <style:text-properties officeooo:rsid="000c6869"/>
    </style:style>
    <style:style style:name="T8" style:family="text">
      <style:text-properties style:font-name="Liberation Serif1" officeooo:rsid="000c6869"/>
    </style:style>
    <style:style style:name="T9" style:family="text">
      <style:text-properties style:font-name="Liberation Serif" officeooo:rsid="000c6869"/>
    </style:style>
    <style:style style:name="T10" style:family="text">
      <style:text-properties officeooo:rsid="000ffb3e"/>
    </style:style>
    <style:style style:name="T11" style:family="text">
      <style:text-properties officeooo:rsid="0010e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ökhan Yildirim 1179257</text:p>
      <text:p text:style-name="Standard">M3RTS – Multi-Media-Module – Real-Time Systems – SS18</text:p>
      <text:p text:style-name="Standard">Faculty 2: Comp. Science and Engin., B. Sc. Computer Science</text:p>
      <text:p text:style-name="Standard"/>
      <text:p text:style-name="P1">Exercise 1 Rate Monotonic Scheduling (RMS):</text:p>
      <text:p text:style-name="P1"/>
      <text:p text:style-name="P2"><text:span text:style-name="T1">4. </text:span>Calculate the load (each task and in total) of the systems. .</text:p>
      <text:p text:style-name="P2"/>
      <text:p text:style-name="P3">Load of a Task: </text:p>
      <text:p text:style-name="P3"/>
      <text:p text:style-name="P3">U<text:span text:style-name="T2">i</text:span><text:span text:style-name="T4"> = e</text:span><text:span text:style-name="T2">i <text:s text:c="3"/></text:span><text:span text:style-name="T4">/ <text:s/>D</text:span><text:span text:style-name="T2">i</text:span></text:p>
      <text:p text:style-name="P2"/>
      <text:p text:style-name="P6"><text:span text:style-name="T5">e</text:span><text:span text:style-name="T3">i</text:span> is the execution time and <text:span text:style-name="T5">D</text:span><text:span text:style-name="T3">i</text:span> time until expiration time of dead,Where Pi = <text:span text:style-name="T5">D</text:span><text:span text:style-name="T3">i</text:span></text:p>
      <text:p text:style-name="P2"/>
      <text:p text:style-name="P3">Exemple:</text:p>
      <text:p text:style-name="P3"/>
      <text:p text:style-name="P7">Task1:</text:p>
      <text:p text:style-name="P7"/>
      <text:p text:style-name="P7">U1=<text:tab/> 7/ <text:s/>24<text:tab/> = <text:span text:style-name="T6">0,2916</text:span></text:p>
      <text:p text:style-name="P7">U2=<text:tab/>1/ <text:s text:c="2"/>8<text:tab/>= <text:s/><text:span text:style-name="T6">0,125</text:span></text:p>
      <text:p text:style-name="P7">U3=<text:tab/>4/ <text:s/>14<text:tab/>= <text:s/><text:span text:style-name="T6">0,285714</text:span></text:p>
      <text:p text:style-name="P7">U4=<text:tab/>3/ <text:s/>15<text:tab/>= <text:s/><text:span text:style-name="T6">0,2</text:span></text:p>
      <text:p text:style-name="P3"/>
      <text:p text:style-name="P10">Task2:</text:p>
      <text:p text:style-name="P10"/>
      <text:p text:style-name="P8">U1=<text:tab/> <text:span text:style-name="T7">6</text:span>/ <text:s/>2<text:span text:style-name="T7">0</text:span><text:tab/> = <text:span text:style-name="T7">0,3</text:span></text:p>
      <text:p text:style-name="P8">U2=<text:tab/><text:span text:style-name="T7">3</text:span>/ <text:s text:c="2"/><text:span text:style-name="T7">12</text:span>= <text:span text:style-name="T7">0,25</text:span></text:p>
      <text:p text:style-name="P8">U3=<text:tab/>4/ <text:s/>1<text:span text:style-name="T7">0</text:span><text:tab/>= <text:span text:style-name="T7">0,4</text:span></text:p>
      <text:p text:style-name="P8"/>
      <text:p text:style-name="P10">Task3:</text:p>
      <text:p text:style-name="P2"/>
      <text:p text:style-name="P9">U1=<text:tab/> <text:span text:style-name="T7">7</text:span>/ <text:s/>2<text:span text:style-name="T7">0</text:span><text:tab/> = <text:span text:style-name="T7">0,35</text:span></text:p>
      <text:p text:style-name="P9">U2=<text:tab/><text:span text:style-name="T7">3</text:span>/ <text:s text:c="2"/><text:span text:style-name="T7">12</text:span>= <text:s text:c="2"/><text:span text:style-name="T6">0,25</text:span></text:p>
      <text:p text:style-name="P9">U3=<text:tab/>4/ <text:s/>1<text:span text:style-name="T7">0</text:span><text:tab/>= <text:span text:style-name="T7">0,4</text:span></text:p>
      <text:p text:style-name="P2"/>
      <text:p text:style-name="P2"/>
      <text:p text:style-name="P2"/>
      <text:p text:style-name="P3">System load:</text:p>
      <text:p text:style-name="P3"/>
      <text:p text:style-name="P5">U= <text:s text:c="2"/><text:span text:style-name="T8">Σ</text:span><text:span text:style-name="T9"> </text:span>U<text:span text:style-name="T2">i</text:span> <text:s text:c="6"/>= <text:s text:c="3"/><text:span text:style-name="T8">Σ</text:span><text:span text:style-name="T9"> </text:span><text:s/><text:span text:style-name="T4">e</text:span><text:span text:style-name="T2">i <text:s text:c="3"/></text:span><text:span text:style-name="T4">/ <text:s/>D</text:span><text:span text:style-name="T2">i</text:span> <text:s text:c="7"/></text:p>
      <text:p text:style-name="P4"/>
      <text:p text:style-name="P4"><text:span text:style-name="T6">Task1:</text:span></text:p>
      <text:p text:style-name="P4"/>
      <text:p text:style-name="P5">U= <text:s text:c="2"/><text:span text:style-name="T8">Σ</text:span><text:span text:style-name="T9"> </text:span>U<text:span text:style-name="T2">i</text:span> <text:s/>= <text:span text:style-name="T7">U1 + U2 + U3 + U4 = 0,2916 + 0,125 + 0,285714 + 0,2 = 0,9023</text:span></text:p>
      <text:p text:style-name="P4"/>
      <text:p text:style-name="P4"/>
      <text:p text:style-name="P4"/>
      <text:p text:style-name="P4"><text:span text:style-name="T6">Task2:</text:span></text:p>
      <text:p text:style-name="P4"/>
      <text:p text:style-name="P5">U= <text:s text:c="2"/><text:span text:style-name="T8">Σ</text:span><text:span text:style-name="T9"> </text:span>U<text:span text:style-name="T2">i</text:span> <text:s/>= <text:span text:style-name="T7">U1 + U2 + U3 <text:s/>= 0,3 + 0,25 + 0,4 <text:s/>= 0,95</text:span></text:p>
      <text:p text:style-name="P4"/>
      <text:p text:style-name="P4"><text:span text:style-name="T6">Task3:</text:span> <text:s text:c="3"/></text:p>
      <text:p text:style-name="P5"><text:soft-page-break/>U= <text:s text:c="2"/><text:span text:style-name="T8">Σ</text:span><text:span text:style-name="T9"> </text:span>U<text:span text:style-name="T2">i</text:span> <text:s/>= <text:span text:style-name="T7">U1 + U2 + U3 <text:s/>= 0,35 + 0,25 + 0,4 <text:s/>= 1,0</text:span></text:p>
      <text:p text:style-name="P2"/>
      <text:p text:style-name="P2"/>
      <text:p text:style-name="P2"/>
      <text:p text:style-name="P2"/>
      <text:p text:style-name="P2"><text:span text:style-name="T1">5.</text:span>Do and document the schedulability tests for the systems.</text:p>
      <text:p text:style-name="P2"/>
      <text:p text:style-name="P3">U&lt;=n*(<text:span text:style-name="T10">(</text:span>2^<text:span text:style-name="T10">(1/n</text:span> <text:span text:style-name="T10">))</text:span>-1)</text:p>
      <text:p text:style-name="P3"/>
      <text:p text:style-name="P3">Where n is the number of periodic tasks</text:p>
      <text:p text:style-name="P3"/>
      <text:p text:style-name="P11">Task 1: 0,9023 &lt;= n*((2^(1/n))-1)</text:p>
      <text:p text:style-name="P12">n=4 : <text:s text:c="2"/>=0,75682846</text:p>
      <text:p text:style-name="P12"/>
      <text:p text:style-name="P12">Task 2: 0,95<text:span text:style-name="T10">&lt;= n*((2^(1/n))-1)</text:span></text:p>
      <text:p text:style-name="P12">n=3 : <text:s text:c="2"/>=0,779763</text:p>
      <text:p text:style-name="P12"/>
      <text:p text:style-name="P12">Task3: <text:s/>1<text:span text:style-name="T10">&lt;= n*((2^(1/n))-1)</text:span></text:p>
      <text:p text:style-name="P13"><text:s/><text:span text:style-name="T11">n=3 : <text:s text:c="2"/>=0,77976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05.785115260</meta:creation-date>
    <dc:date>2018-06-05T17:36:34.903557896</dc:date>
    <meta:editing-duration>PT22M15S</meta:editing-duration>
    <meta:editing-cycles>4</meta:editing-cycles>
    <meta:generator>LibreOffice/5.4.6.2$Linux_X86_64 LibreOffice_project/40m0$Build-2</meta:generator>
    <meta:document-statistic meta:table-count="0" meta:image-count="0" meta:object-count="0" meta:page-count="2" meta:paragraph-count="39" meta:word-count="222" meta:character-count="1082" meta:non-whitespace-character-count="818"/>
  </office:meta>
</office:document-meta>
</file>